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style:style style:name="P1" style:parent-style-name="Heading1" style:master-page-name="MPF0" style:family="paragraph">
      <style:paragraph-properties fo:break-before="page"/>
      <style:text-properties style:font-name-asian="Times New Roman" fo:language="es" fo:country="ES"/>
    </style:style>
    <style:style style:name="P2" style:parent-style-name="Heading1" style:family="paragraph">
      <style:text-properties style:font-name-asian="Times New Roman" fo:language="es" fo:country="ES"/>
    </style:style>
    <style:style style:name="T3" style:parent-style-name="DefaultParagraphFont" style:family="text">
      <style:text-properties style:font-name-asian="Times New Roman"/>
    </style:style>
    <style:style style:name="P4" style:parent-style-name="Standard" style:family="paragraph">
      <style:text-properties fo:font-size="9pt" style:font-size-asian="9pt" style:font-size-complex="9pt" fo:language="es" fo:country="ES"/>
    </style:style>
    <style:style style:name="P5" style:parent-style-name="Standard" style:family="paragraph">
      <style:text-properties fo:font-size="9pt" style:font-size-asian="9pt" style:font-size-complex="9pt" fo:language="es" fo:country="ES"/>
    </style:style>
    <style:style style:name="P6" style:parent-style-name="Standard" style:family="paragraph">
      <style:text-properties fo:font-size="9pt" style:font-size-asian="9pt" style:font-size-complex="9pt" fo:language="es" fo:country="ES"/>
    </style:style>
    <style:style style:name="P7" style:parent-style-name="Heading2" style:family="paragraph">
      <style:text-properties fo:language="es" fo:country="ES"/>
    </style:style>
    <style:style style:name="P8" style:parent-style-name="Heading2" style:family="paragraph">
      <style:text-properties fo:language="es" fo:country="ES"/>
    </style:style>
    <style:style style:name="P9" style:parent-style-name="Normal" style:family="paragraph">
      <style:paragraph-properties fo:text-align="justify"/>
      <style:text-properties fo:font-size="9pt" style:font-size-asian="9pt" fo:language="es" fo:country="ES"/>
    </style:style>
    <style:style style:name="P10" style:parent-style-name="Normal" style:family="paragraph">
      <style:paragraph-properties fo:text-align="justify"/>
      <style:text-properties fo:font-size="9pt" style:font-size-asian="9pt" fo:language="es" fo:country="ES"/>
    </style:style>
    <style:style style:name="P11" style:parent-style-name="Heading2" style:family="paragraph">
      <style:text-properties fo:language="es" fo:country="ES"/>
    </style:style>
    <style:style style:name="P12" style:parent-style-name="Heading2" style:family="paragraph">
      <style:text-properties fo:language="es" fo:country="ES"/>
    </style:style>
    <style:style style:name="P13" style:parent-style-name="Normal" style:family="paragraph">
      <style:paragraph-properties fo:text-align="justify"/>
      <style:text-properties fo:font-size="9pt" style:font-size-asian="9pt" fo:language="es" fo:country="ES"/>
    </style:style>
    <style:style style:name="P14" style:parent-style-name="Normal" style:family="paragraph">
      <style:paragraph-properties fo:text-align="justify"/>
      <style:text-properties fo:font-size="9pt" style:font-size-asian="9pt" fo:language="es" fo:country="ES"/>
    </style:style>
    <style:style style:name="P15" style:parent-style-name="Normal" style:family="paragraph">
      <style:paragraph-properties fo:text-align="justify"/>
      <style:text-properties fo:font-size="9pt" style:font-size-asian="9pt" fo:language="es" fo:country="ES"/>
    </style:style>
    <style:style style:name="P16" style:parent-style-name="Normal" style:family="paragraph">
      <style:paragraph-properties fo:text-align="justify"/>
      <style:text-properties fo:font-size="9pt" style:font-size-asian="9pt" fo:language="es" fo:country="ES"/>
    </style:style>
    <style:style style:name="P17" style:parent-style-name="Heading2" style:family="paragraph">
      <style:text-properties fo:language="es" fo:country="ES"/>
    </style:style>
    <style:style style:name="T18" style:parent-style-name="DefaultParagraphFont" style:family="text">
      <style:text-properties fo:font-size="9pt" style:font-size-asian="9pt" fo:language="es" fo:country="ES"/>
    </style:style>
    <style:style style:name="T19" style:parent-style-name="DefaultParagraphFont" style:family="text">
      <style:text-properties fo:font-size="9pt" style:font-size-asian="9pt" fo:language="es" fo:country="ES"/>
    </style:style>
  </office:automatic-styles>
  <office:body>
    <office:text text:use-soft-page-breaks="true">
      <text:h text:style-name="P1" text:outline-level="1">ACTIVIDAD PSI 5:<text:s/></text:h>
      <text:h text:style-name="P2" text:outline-level="1">ESTUDIO DE LOS SISTEMAS DE</text:h>
      <text:h text:style-name="Heading1" text:outline-level="1"><text:span text:style-name="T3">INFORMACIÓN ACTUALES</text:span></text:h>
      <text:p text:style-name="P4"/>
      <text:p text:style-name="P5">En este apartado evaluaremos los SI con los que la empresa cuenta en la actualidad.</text:p>
      <text:p text:style-name="P6">Dicha información es reducida debido a la poca información obtenida durante las dos reuniones realizadas con la empresa. La primera reunión fue de carácter general y en ella no se obtuvo demasiada información sobre la empresa principalmente porque el cuestionario que se debería haber rellenado en ella no fue rellenado. En la segunda reunión, pensada para obtener información específica de las TIC en la empresa esto no se logró ya que la persona con la que se contactó no<text:s/>conocía la información que se pretendía obtener.</text:p>
      <text:h text:style-name="P7" text:outline-level="2">Tarea PSI 5.1:<text:s/></text:h>
      <text:h text:style-name="P8" text:outline-level="2">Alcance y Objetivos del Estudio de los Sistemas de<text:s/>Información Actuales</text:h>
      <text:p text:style-name="P9">Se estudiarán aquellos procesos de la empresa en los cuales se observe un mayor margen de mejora ya que tras las valoraciones iniciales se ha podido observar que estos son muchos y variados. Se pretende producir en la empresa un primer acercamiento a los SI que sea progresivo y no demasiado agresivo para que se produzca una buena acogida de ellos.</text:p>
      <text:p text:style-name="P10">No obstante ya que estos afectarán principalmente a los principales procesos organizativos de la empresa así como en cierta medida a algunos procesos tácticos el beneficio que estos producirán será grande e inmediato</text:p>
      <text:h text:style-name="P11" text:outline-level="2">Tarea PSI 5.2:</text:h>
      <text:h text:style-name="P12" text:outline-level="2"><text:s/>Análisis de los Sistemas de Información Actuales</text:h>
      <text:p text:style-name="P13">En la actualidad los SI tienen un alcance muy reducido en la empresa además de ser descentralizados. Las TIC en la empresa están organizadas de un modo feudal. Cada departamento utiliza sus propios sistemas TIC sin que estos se relacionen con los de los otros departamentos.<text:s/></text:p>
      <text:p text:style-name="P14">Esto causa que la información quede encapsulada dentro de cada departamento y que no se expanda por los demás. Ya que no existe un método TIC pensado para realizar la comunicación entre los departamentos esta se realiza mediante papel lo cual hace que la comunicación interdepartamental actúe como cuello de botella a la hora de realizar los procesos de la organización y fomenta el uso del papel para realizar dicha comunicación.</text:p>
      <text:soft-page-break/>
      <text:p text:style-name="P15">Se puede estimar pues es algo común en empresas con este tipo de problemas que las herramientas utilizadas en la actualidad sean hojas de cálculo acompañadas del uso del papel. Se estima también que para realizar algunas actividades como la facturación se estarán empleando bases de datos Access o similar cuyo uso no sea demasiado complejo.</text:p>
      <text:p text:style-name="P16">La pobreza de las TIC dentro de la empresa no solo afecta a sus procesos internos y a cómo manejan su información si no que esta también es visible desde el exterior, principalmente a través de la página web la cual consta de una pobre interfaz lo cual sin duda estará produciendo una mala imagen de la empresa.</text:p>
      <text:h text:style-name="P17" text:outline-level="2">Tarea PSI 5.3: Valoración de los Sistemas de Información Actuales</text:h>
      <text:p text:style-name="Normal"><text:span text:style-name="T18">Se<text:s/></text:span><text:span text:style-name="T19">detallan a continuación aquellos requisitos que cada SI de la empresa ya cump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top="0in" fo:margin-bottom="0in" fo:line-height="100%"/>
      <style:text-properties fo:hyphenate="fals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ations" style:display-name="Quotations"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ListLabel1" style:display-name="ListLabel 1" style:family="text">
      <style:text-properties style:font-name-asian="Symbol" style:font-name-complex="Symbol" style:text-scale="100%" fo:font-size="6pt" style:font-size-asian="6pt" style:font-size-complex="6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text:list-style style:name="WWNum30" style:display-name="WWNum30">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text:list-style style:name="WWNum31" style:display-name="WWNum31">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text:list-style style:name="WWNum32" style:display-name="WWNum32">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text:list-style style:name="WWNum33" style:display-name="WWNum33">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text:list-style style:name="WWNum34" style:display-name="WWNum34">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text:list-style style:name="WWNum35" style:display-name="WWNum35">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text:list-style style:name="WWNum36" style:display-name="WWNum36">
      <text:list-level-style-bullet text:level="1" text:style-name="WW_CharLFO18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8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8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8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8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8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8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8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8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text:list-style style:name="WWNum37" style:display-name="WWNum37">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text:list-style style:name="WWNum38" style:display-name="WWNum38">
      <text:list-level-style-bullet text:level="1" text:style-name="WW_CharLFO20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0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0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0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0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0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0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0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0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4</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2:59:00Z</dc:date>
    <meta:template xlink:href="Business%20Paper" xlink:type="simple"/>
    <meta:editing-cycles>14</meta:editing-cycles>
    <meta:editing-duration>PT16020S</meta:editing-duration>
    <meta:user-defined meta:name="AssetID">TF10002024</meta:user-defined>
    <meta:document-statistic meta:page-count="2" meta:paragraph-count="5" meta:word-count="433" meta:character-count="2900" meta:row-count="20" meta:non-whitespace-character-count="2472"/>
  </office:meta>
</office:document-meta>
</file>